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547in"/>
    </style:style>
    <style:style style:name="co3" style:family="table-column">
      <style:table-column-properties fo:break-before="auto" style:column-width="1.6402in"/>
    </style:style>
    <style:style style:name="co4" style:family="table-column">
      <style:table-column-properties fo:break-before="auto" style:column-width="1.5437in"/>
    </style:style>
    <style:style style:name="co5" style:family="table-column">
      <style:table-column-properties fo:break-before="auto" style:column-width="2.2945in"/>
    </style:style>
    <style:style style:name="co6" style:family="table-column">
      <style:table-column-properties fo:break-before="auto" style:column-width="1.0181in"/>
    </style:style>
    <style:style style:name="co7" style:family="table-column">
      <style:table-column-properties fo:break-before="auto" style:column-width="0.6965in"/>
    </style:style>
    <style:style style:name="co8" style:family="table-column">
      <style:table-column-properties fo:break-before="auto" style:column-width="0.8362in"/>
    </style:style>
    <style:style style:name="co9" style:family="table-column">
      <style:table-column-properties fo:break-before="auto" style:column-width="0.6862in"/>
    </style:style>
    <style:style style:name="co10" style:family="table-column">
      <style:table-column-properties fo:break-before="auto" style:column-width="0.4819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465in"/>
    </style:style>
    <style:style style:name="co13" style:family="table-column">
      <style:table-column-properties fo:break-before="auto" style:column-width="0.6217in"/>
    </style:style>
    <style:style style:name="co14" style:family="table-column">
      <style:table-column-properties fo:break-before="auto" style:column-width="0.7717in"/>
    </style:style>
    <style:style style:name="co15" style:family="table-column">
      <style:table-column-properties fo:break-before="auto" style:column-width="1.7902in"/>
    </style:style>
    <style:style style:name="co16" style:family="table-column">
      <style:table-column-properties fo:break-before="auto" style:column-width="1.672in"/>
    </style:style>
    <style:style style:name="co17" style:family="table-column">
      <style:table-column-properties fo:break-before="auto" style:column-width="1.822in"/>
    </style:style>
    <style:style style:name="co18" style:family="table-column">
      <style:table-column-properties fo:break-before="auto" style:column-width="1.2327in"/>
    </style:style>
    <style:style style:name="co19" style:family="table-column">
      <style:table-column-properties fo:break-before="auto" style:column-width="1.2646in"/>
    </style:style>
    <style:style style:name="co20" style:family="table-column">
      <style:table-column-properties fo:break-before="auto" style:column-width="1.511in"/>
    </style:style>
    <style:style style:name="co21" style:family="table-column">
      <style:table-column-properties fo:break-before="auto" style:column-width="1.972in"/>
    </style:style>
    <style:style style:name="co22" style:family="table-column">
      <style:table-column-properties fo:break-before="auto" style:column-width="2.1866in"/>
    </style:style>
    <style:style style:name="co23" style:family="table-column">
      <style:table-column-properties fo:break-before="auto" style:column-width="1.4154in"/>
    </style:style>
    <style:style style:name="co24" style:family="table-column">
      <style:table-column-properties fo:break-before="auto" style:column-width="0.4181in"/>
    </style:style>
    <style:style style:name="co25" style:family="table-column">
      <style:table-column-properties fo:break-before="auto" style:column-width="1.3189in"/>
    </style:style>
    <style:style style:name="co26" style:family="table-column">
      <style:table-column-properties fo:break-before="auto" style:column-width="0.9in"/>
    </style:style>
    <style:style style:name="co27" style:family="table-column">
      <style:table-column-properties fo:break-before="auto" style:column-width="0.3965in"/>
    </style:style>
    <style:style style:name="co28" style:family="table-column">
      <style:table-column-properties fo:break-before="auto" style:column-width="0.4071in"/>
    </style:style>
    <style:style style:name="co29" style:family="table-column">
      <style:table-column-properties fo:break-before="auto" style:column-width="0.9429in"/>
    </style:style>
    <style:style style:name="co30" style:family="table-column">
      <style:table-column-properties fo:break-before="auto" style:column-width="0.611in"/>
    </style:style>
    <style:style style:name="co31" style:family="table-column">
      <style:table-column-properties fo:break-before="auto" style:column-width="0.568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ackground-color="#94bd5e"/>
    </style:style>
    <style:style style:name="ce7" style:family="table-cell" style:parent-style-name="Default">
      <style:table-cell-properties fo:border-bottom="0.06pt solid #000000" fo:background-color="#94bd5e" fo:border-left="none" fo:border-right="none" fo:border-top="none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fo:border-left="0.06pt solid #000000" fo:border-right="none" fo:border-top="none"/>
    </style:style>
    <style:style style:name="ce12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3" style:family="table-cell" style:parent-style-name="Default">
      <style:table-cell-properties fo:border-bottom="none" fo:background-color="#94bd5e" fo:border-left="0.06pt solid #000000" fo:border-right="none" fo:border-top="none"/>
    </style:style>
    <style:style style:name="ce14" style:family="table-cell" style:parent-style-name="Default" style:data-style-name="N37"/>
  </office:automatic-styles>
  <office:body>
    <office:spreadsheet>
      <table:table table:name="Motor 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Vendor</text:p>
          </table:table-cell>
          <table:table-cell office:value-type="string">
            <text:p>Vendor PN</text:p>
          </table:table-cell>
          <table:table-cell office:value-type="string">
            <text:p>Mfg</text:p>
          </table:table-cell>
          <table:table-cell office:value-type="string">
            <text:p>Mfg PN</text:p>
          </table:table-cell>
          <table:table-cell office:value-type="string">
            <text:p>Description</text:p>
          </table:table-cell>
          <table:table-cell office:value-type="string">
            <text:p>Package</text:p>
          </table:table-cell>
          <table:table-cell office:value-type="string">
            <text:p>Rail Current (mA)</text:p>
          </table:table-cell>
          <table:table-cell office:value-type="string">
            <text:p>Logic Current (mA)</text:p>
          </table:table-cell>
          <table:table-cell office:value-type="string">
            <text:p>Unit Cost</text:p>
          </table:table-cell>
          <table:table-cell office:value-type="string">
            <text:p>Break Qty</text:p>
          </table:table-cell>
          <table:table-cell office:value-type="string">
            <text:p>Break Cost</text:p>
          </table:table-cell>
          <table:table-cell office:value-type="string">
            <text:p>Board Qty</text:p>
          </table:table-cell>
          <table:table-cell office:value-type="string">
            <text:p>Board Cost</text:p>
          </table:table-cell>
          <table:table-cell office:value-type="string">
            <text:p>Ext. Cost</text:p>
          </table:table-cell>
          <table:table-cell office:value-type="string">
            <text:p>Bare Qty</text:p>
          </table:table-cell>
          <table:table-cell/>
        </table:table-row>
        <table:table-row table:style-name="ro2">
          <table:table-cell office:value-type="string">
            <text:p>Arrow</text:p>
          </table:table-cell>
          <table:table-cell/>
          <table:table-cell office:value-type="string">
            <text:p>C&amp;K Components</text:p>
          </table:table-cell>
          <table:table-cell office:value-type="string">
            <text:p>JS202011SCQN</text:p>
          </table:table-cell>
          <table:table-cell office:value-type="string">
            <text:p>Power Switch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  <table:table-cell office:value-type="float" office:value="3.7">
            <text:p>3.7</text:p>
          </table:table-cell>
          <table:table-cell office:value-type="float" office:value="10">
            <text:p>10</text:p>
          </table:table-cell>
          <table:table-cell office:value-type="float" office:value="1.7775">
            <text:p>1.7775</text:p>
          </table:table-cell>
          <table:table-cell office:value-type="float" office:value="1">
            <text:p>1</text:p>
          </table:table-cell>
          <table:table-cell table:formula="of:=[.I2]*[.L2]" office:value-type="float" office:value="3.7">
            <text:p>3.7</text:p>
          </table:table-cell>
          <table:table-cell table:formula="of:=[.L2]*[.K2]" office:value-type="float" office:value="1.7775">
            <text:p>1.7775</text:p>
          </table:table-cell>
          <table:table-cell office:value-type="float" office:value="1">
            <text:p>1</text:p>
          </table:table-cell>
          <table:table-cell table:formula="of:=[.O2]*[.K2]" office:value-type="float" office:value="1.7775">
            <text:p>1.7775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296-29513-1-ND</text:p>
          </table:table-cell>
          <table:table-cell office:value-type="string">
            <text:p>Texas Instruments</text:p>
          </table:table-cell>
          <table:table-cell office:value-type="string">
            <text:p>DRV8833RTYT</text:p>
          </table:table-cell>
          <table:table-cell office:value-type="string">
            <text:p>H-Bridge</text:p>
          </table:table-cell>
          <table:table-cell office:value-type="string">
            <text:p>16-QF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.16">
            <text:p>3.16</text:p>
          </table:table-cell>
          <table:table-cell office:value-type="float" office:value="25">
            <text:p>25</text:p>
          </table:table-cell>
          <table:table-cell office:value-type="float" office:value="2.5544">
            <text:p>2.5544</text:p>
          </table:table-cell>
          <table:table-cell office:value-type="float" office:value="1">
            <text:p>1</text:p>
          </table:table-cell>
          <table:table-cell table:formula="of:=[.I3]*[.L3]" office:value-type="float" office:value="3.16">
            <text:p>3.16</text:p>
          </table:table-cell>
          <table:table-cell table:formula="of:=[.L3]*[.K3]" office:value-type="float" office:value="2.5544">
            <text:p>2.5544</text:p>
          </table:table-cell>
          <table:table-cell office:value-type="float" office:value="1">
            <text:p>1</text:p>
          </table:table-cell>
          <table:table-cell table:formula="of:=[.O3]*[.K3]" office:value-type="float" office:value="2.5544">
            <text:p>2.5544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296-27329-1-ND</text:p>
          </table:table-cell>
          <table:table-cell office:value-type="string">
            <text:p>Texas Instruments</text:p>
          </table:table-cell>
          <table:table-cell office:value-type="string">
            <text:p>INA199A1</text:p>
          </table:table-cell>
          <table:table-cell office:value-type="string">
            <text:p>Battery Current Sense Amp</text:p>
          </table:table-cell>
          <table:table-cell office:value-type="string">
            <text:p>SC-70-6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62">
            <text:p>1.62</text:p>
          </table:table-cell>
          <table:table-cell office:value-type="float" office:value="10">
            <text:p>10</text:p>
          </table:table-cell>
          <table:table-cell office:value-type="float" office:value="1.43">
            <text:p>1.43</text:p>
          </table:table-cell>
          <table:table-cell office:value-type="float" office:value="1">
            <text:p>1</text:p>
          </table:table-cell>
          <table:table-cell table:formula="of:=[.I4]*[.L4]" office:value-type="float" office:value="1.62">
            <text:p>1.62</text:p>
          </table:table-cell>
          <table:table-cell table:formula="of:=[.L4]*[.K4]" office:value-type="float" office:value="1.43">
            <text:p>1.43</text:p>
          </table:table-cell>
          <table:table-cell office:value-type="float" office:value="0">
            <text:p>0</text:p>
          </table:table-cell>
          <table:table-cell table:formula="of:=[.O4]*[.K4]" office:value-type="float" office:value="0">
            <text:p>0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DFLS130LDICT-ND</text:p>
          </table:table-cell>
          <table:table-cell office:value-type="string">
            <text:p>Diodes Incorporated</text:p>
          </table:table-cell>
          <table:table-cell office:value-type="string">
            <text:p>DFLS130L-7</text:p>
          </table:table-cell>
          <table:table-cell office:value-type="string">
            <text:p>Rail Or Diode</text:p>
          </table:table-cell>
          <table:table-cell office:value-type="string">
            <text:p>PowerDI123</text:p>
          </table:table-cell>
          <table:table-cell table:number-columns-repeated="2" office:value-type="float" office:value="0">
            <text:p>0</text:p>
          </table:table-cell>
          <table:table-cell office:value-type="float" office:value="0.49">
            <text:p>0.49</text:p>
          </table:table-cell>
          <table:table-cell office:value-type="float" office:value="25">
            <text:p>25</text:p>
          </table:table-cell>
          <table:table-cell office:value-type="float" office:value="0.3612">
            <text:p>0.3612</text:p>
          </table:table-cell>
          <table:table-cell office:value-type="float" office:value="2">
            <text:p>2</text:p>
          </table:table-cell>
          <table:table-cell table:formula="of:=[.I5]*[.L5]" office:value-type="float" office:value="0.98">
            <text:p>0.98</text:p>
          </table:table-cell>
          <table:table-cell table:formula="of:=[.L5]*[.K5]" office:value-type="float" office:value="0.7224">
            <text:p>0.7224</text:p>
          </table:table-cell>
          <table:table-cell office:value-type="float" office:value="1">
            <text:p>1</text:p>
          </table:table-cell>
          <table:table-cell table:formula="of:=[.O5]*[.K5]" office:value-type="float" office:value="0.3612">
            <text:p>0.3612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LTC6088HDHC#PBF-ND</text:p>
          </table:table-cell>
          <table:table-cell office:value-type="string">
            <text:p>Linear Technology</text:p>
          </table:table-cell>
          <table:table-cell office:value-type="string">
            <text:p>LTC6088HDHC#PBF</text:p>
          </table:table-cell>
          <table:table-cell office:value-type="string">
            <text:p>Motor BEMF/Current Amp</text:p>
          </table:table-cell>
          <table:table-cell office:value-type="string">
            <text:p>16-DFN</text:p>
          </table:table-cell>
          <table:table-cell office:value-type="float" office:value="0">
            <text:p>0</text:p>
          </table:table-cell>
          <table:table-cell office:value-type="float" office:value="4.8">
            <text:p>4.8</text:p>
          </table:table-cell>
          <table:table-cell office:value-type="float" office:value="3.42">
            <text:p>3.42</text:p>
          </table:table-cell>
          <table:table-cell office:value-type="float" office:value="25">
            <text:p>25</text:p>
          </table:table-cell>
          <table:table-cell office:value-type="float" office:value="2.56">
            <text:p>2.56</text:p>
          </table:table-cell>
          <table:table-cell office:value-type="float" office:value="1">
            <text:p>1</text:p>
          </table:table-cell>
          <table:table-cell table:formula="of:=[.I6]*[.L6]" office:value-type="float" office:value="3.42">
            <text:p>3.42</text:p>
          </table:table-cell>
          <table:table-cell table:formula="of:=[.L6]*[.K6]" office:value-type="float" office:value="2.56">
            <text:p>2.56</text:p>
          </table:table-cell>
          <table:table-cell office:value-type="float" office:value="0">
            <text:p>0</text:p>
          </table:table-cell>
          <table:table-cell table:formula="of:=[.O6]*[.K6]" office:value-type="float" office:value="0">
            <text:p>0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MCP73832T-2ACI/OTCT-ND</text:p>
          </table:table-cell>
          <table:table-cell office:value-type="string">
            <text:p>Microchip Technology</text:p>
          </table:table-cell>
          <table:table-cell office:value-type="string">
            <text:p>MCP73832T-2ACI/OT</text:p>
          </table:table-cell>
          <table:table-cell office:value-type="string">
            <text:p>Charge Manager</text:p>
          </table:table-cell>
          <table:table-cell office:value-type="string">
            <text:p>SOT-23-5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67">
            <text:p>0.67</text:p>
          </table:table-cell>
          <table:table-cell office:value-type="float" office:value="10">
            <text:p>10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table:formula="of:=[.I7]*[.L7]" office:value-type="float" office:value="0.67">
            <text:p>0.67</text:p>
          </table:table-cell>
          <table:table-cell table:formula="of:=[.L7]*[.K7]" office:value-type="float" office:value="0.56">
            <text:p>0.56</text:p>
          </table:table-cell>
          <table:table-cell office:value-type="float" office:value="1">
            <text:p>1</text:p>
          </table:table-cell>
          <table:table-cell table:formula="of:=[.O7]*[.K7]" office:value-type="float" office:value="0.56">
            <text:p>0.56</text:p>
          </table:table-cell>
        </table:table-row>
        <table:table-row table:style-name="ro1">
          <table:table-cell office:value-type="string">
            <text:p>Arrow</text:p>
          </table:table-cell>
          <table:table-cell/>
          <table:table-cell office:value-type="string">
            <text:p>Freescale Semiconductor</text:p>
          </table:table-cell>
          <table:table-cell office:value-type="string">
            <text:p>MKL05Z32VFK4</text:p>
          </table:table-cell>
          <table:table-cell office:value-type="string">
            <text:p>Microcontroller</text:p>
          </table:table-cell>
          <table:table-cell office:value-type="string">
            <text:p>24-VFQFN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.74">
            <text:p>1.74</text:p>
          </table:table-cell>
          <table:table-cell office:value-type="float" office:value="10">
            <text:p>10</text:p>
          </table:table-cell>
          <table:table-cell office:value-type="float" office:value="1.74">
            <text:p>1.74</text:p>
          </table:table-cell>
          <table:table-cell office:value-type="float" office:value="1">
            <text:p>1</text:p>
          </table:table-cell>
          <table:table-cell table:formula="of:=[.I8]*[.L8]" office:value-type="float" office:value="1.74">
            <text:p>1.74</text:p>
          </table:table-cell>
          <table:table-cell table:formula="of:=[.L8]*[.K8]" office:value-type="float" office:value="1.74">
            <text:p>1.74</text:p>
          </table:table-cell>
          <table:table-cell office:value-type="float" office:value="1">
            <text:p>1</text:p>
          </table:table-cell>
          <table:table-cell table:formula="of:=[.O8]*[.K8]" office:value-type="float" office:value="1.74">
            <text:p>1.74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408-1441-1-ND</text:p>
          </table:table-cell>
          <table:table-cell office:value-type="string">
            <text:p>Susumu</text:p>
          </table:table-cell>
          <table:table-cell office:value-type="string">
            <text:p>RL0816T-R033-F</text:p>
          </table:table-cell>
          <table:table-cell office:value-type="string">
            <text:p>Current Sense Resistor (0.033ohm)</text:p>
          </table:table-cell>
          <table:table-cell office:value-type="string">
            <text:p>0603</text:p>
          </table:table-cell>
          <table:table-cell table:number-columns-repeated="2" office:value-type="float" office:value="0">
            <text:p>0</text:p>
          </table:table-cell>
          <table:table-cell office:value-type="float" office:value="0.42">
            <text:p>0.42</text:p>
          </table:table-cell>
          <table:table-cell office:value-type="float" office:value="50">
            <text:p>50</text:p>
          </table:table-cell>
          <table:table-cell office:value-type="float" office:value="0.1802">
            <text:p>0.1802</text:p>
          </table:table-cell>
          <table:table-cell office:value-type="float" office:value="3">
            <text:p>3</text:p>
          </table:table-cell>
          <table:table-cell table:formula="of:=[.I9]*[.L9]" office:value-type="float" office:value="1.26">
            <text:p>1.26</text:p>
          </table:table-cell>
          <table:table-cell table:formula="of:=[.L9]*[.K9]" office:value-type="float" office:value="0.5406">
            <text:p>0.5406</text:p>
          </table:table-cell>
          <table:table-cell office:value-type="float" office:value="0">
            <text:p>0</text:p>
          </table:table-cell>
          <table:table-cell table:formula="of:=[.O9]*[.K9]" office:value-type="float" office:value="0">
            <text:p>0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WM1386CT-ND</text:p>
          </table:table-cell>
          <table:table-cell office:value-type="string">
            <text:p>Molex Inc.</text:p>
          </table:table-cell>
          <table:table-cell office:value-type="string">
            <text:p>5034800400</text:p>
          </table:table-cell>
          <table:table-cell office:value-type="string">
            <text:p>Flat Flex Connector</text:p>
          </table:table-cell>
          <table:table-cell office:value-type="string">
            <text:p>FFC-4</text:p>
          </table:table-cell>
          <table:table-cell table:number-columns-repeated="2" office:value-type="float" office:value="0">
            <text:p>0</text:p>
          </table:table-cell>
          <table:table-cell office:value-type="float" office:value="0.66">
            <text:p>0.66</text:p>
          </table:table-cell>
          <table:table-cell office:value-type="float" office:value="10">
            <text:p>10</text:p>
          </table:table-cell>
          <table:table-cell office:value-type="float" office:value="0.621">
            <text:p>0.621</text:p>
          </table:table-cell>
          <table:table-cell office:value-type="float" office:value="1">
            <text:p>1</text:p>
          </table:table-cell>
          <table:table-cell table:formula="of:=[.I10]*[.L10]" office:value-type="float" office:value="0.66">
            <text:p>0.66</text:p>
          </table:table-cell>
          <table:table-cell table:formula="of:=[.L10]*[.K10]" office:value-type="float" office:value="0.621">
            <text:p>0.621</text:p>
          </table:table-cell>
          <table:table-cell office:value-type="float" office:value="1">
            <text:p>1</text:p>
          </table:table-cell>
          <table:table-cell table:formula="of:=[.O10]*[.K10]" office:value-type="float" office:value="0.621">
            <text:p>0.621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SC560CULCT-ND</text:p>
          </table:table-cell>
          <table:table-cell office:value-type="string">
            <text:p>Semtech</text:p>
          </table:table-cell>
          <table:table-cell office:value-type="string">
            <text:p>SC560CULTRT</text:p>
          </table:table-cell>
          <table:table-cell office:value-type="string">
            <text:p>LDO Regulator</text:p>
          </table:table-cell>
          <table:table-cell office:value-type="string">
            <text:p>8-MLPQ-UT</text:p>
          </table:table-cell>
          <table:table-cell table:number-columns-repeated="2" office:value-type="float" office:value="0">
            <text:p>0</text:p>
          </table:table-cell>
          <table:table-cell office:value-type="float" office:value="0.68">
            <text:p>0.68</text:p>
          </table:table-cell>
          <table:table-cell office:value-type="float" office:value="25">
            <text:p>25</text:p>
          </table:table-cell>
          <table:table-cell office:value-type="float" office:value="0.4552">
            <text:p>0.4552</text:p>
          </table:table-cell>
          <table:table-cell office:value-type="float" office:value="1">
            <text:p>1</text:p>
          </table:table-cell>
          <table:table-cell table:formula="of:=[.I11]*[.L11]" office:value-type="float" office:value="0.68">
            <text:p>0.68</text:p>
          </table:table-cell>
          <table:table-cell table:formula="of:=[.L11]*[.K11]" office:value-type="float" office:value="0.4552">
            <text:p>0.4552</text:p>
          </table:table-cell>
          <table:table-cell office:value-type="float" office:value="1">
            <text:p>1</text:p>
          </table:table-cell>
          <table:table-cell table:formula="of:=[.O11]*[.K11]" office:value-type="float" office:value="0.4552">
            <text:p>0.4552</text:p>
          </table:table-cell>
        </table:table-row>
        <table:table-row table:style-name="ro2" table:number-rows-repeated="104856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Camera BOM" table:style-name="ta1"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Vendor</text:p>
          </table:table-cell>
          <table:table-cell office:value-type="string">
            <text:p>Vendor PN</text:p>
          </table:table-cell>
          <table:table-cell office:value-type="string">
            <text:p>Mfg</text:p>
          </table:table-cell>
          <table:table-cell office:value-type="string">
            <text:p>Mfg PN</text:p>
          </table:table-cell>
          <table:table-cell office:value-type="string">
            <text:p>Description</text:p>
          </table:table-cell>
          <table:table-cell office:value-type="string">
            <text:p>Package</text:p>
          </table:table-cell>
          <table:table-cell office:value-type="string">
            <text:p>Rail Current (mA)</text:p>
          </table:table-cell>
          <table:table-cell office:value-type="string">
            <text:p>Logic Current (mA)</text:p>
          </table:table-cell>
          <table:table-cell office:value-type="string">
            <text:p>Unit Cost</text:p>
          </table:table-cell>
          <table:table-cell office:value-type="string">
            <text:p>Break Qty</text:p>
          </table:table-cell>
          <table:table-cell office:value-type="string">
            <text:p>Break Cost</text:p>
          </table:table-cell>
          <table:table-cell office:value-type="string">
            <text:p>Board Qty</text:p>
          </table:table-cell>
          <table:table-cell office:value-type="string">
            <text:p>Board Cost</text:p>
          </table:table-cell>
          <table:table-cell office:value-type="string">
            <text:p>Ext. Cost</text:p>
          </table:table-cell>
          <table:table-cell office:value-type="string">
            <text:p>Bare Qty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535-11728-1-ND</text:p>
          </table:table-cell>
          <table:table-cell office:value-type="string">
            <text:p>Abracon Corporation</text:p>
          </table:table-cell>
          <table:table-cell office:value-type="string">
            <text:p>ASDMB-24.000MHZ-LC-T</text:p>
          </table:table-cell>
          <table:table-cell office:value-type="string">
            <text:p>24MHz Oscillator</text:p>
          </table:table-cell>
          <table:table-cell office:value-type="string">
            <text:p>4-SMD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.23">
            <text:p>1.23</text:p>
          </table:table-cell>
          <table:table-cell office:value-type="float" office:value="10">
            <text:p>10</text:p>
          </table:table-cell>
          <table:table-cell office:value-type="float" office:value="1.089">
            <text:p>1.089</text:p>
          </table:table-cell>
          <table:table-cell office:value-type="float" office:value="1">
            <text:p>1</text:p>
          </table:table-cell>
          <table:table-cell table:formula="of:=[.L2]*[.I2]" office:value-type="float" office:value="1.23">
            <text:p>1.23</text:p>
          </table:table-cell>
          <table:table-cell table:formula="of:=[.K2]*[.L2]" office:value-type="float" office:value="1.089">
            <text:p>1.08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296-8521-1-ND</text:p>
          </table:table-cell>
          <table:table-cell office:value-type="string">
            <text:p>Texas Instruments</text:p>
          </table:table-cell>
          <table:table-cell office:value-type="string">
            <text:p>SN74LVC541APWR</text:p>
          </table:table-cell>
          <table:table-cell office:value-type="string">
            <text:p>8-bit Transceiver</text:p>
          </table:table-cell>
          <table:table-cell office:value-type="string">
            <text:p>20-TSSO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9">
            <text:p>0.59</text:p>
          </table:table-cell>
          <table:table-cell office:value-type="float" office:value="25">
            <text:p>25</text:p>
          </table:table-cell>
          <table:table-cell office:value-type="float" office:value="0.4332">
            <text:p>0.4332</text:p>
          </table:table-cell>
          <table:table-cell office:value-type="float" office:value="2">
            <text:p>2</text:p>
          </table:table-cell>
          <table:table-cell table:formula="of:=[.L3]*[.I3]" office:value-type="float" office:value="1.18">
            <text:p>1.18</text:p>
          </table:table-cell>
          <table:table-cell table:formula="of:=[.K3]*[.L3]" office:value-type="float" office:value="0.8664">
            <text:p>0.866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SC560CULCT-ND</text:p>
          </table:table-cell>
          <table:table-cell office:value-type="string">
            <text:p>Semtech</text:p>
          </table:table-cell>
          <table:table-cell office:value-type="string">
            <text:p>SC560CULTRT</text:p>
          </table:table-cell>
          <table:table-cell office:value-type="string">
            <text:p>LDO Regulator</text:p>
          </table:table-cell>
          <table:table-cell office:value-type="string">
            <text:p>8-MLPQ-UT</text:p>
          </table:table-cell>
          <table:table-cell table:number-columns-repeated="2" office:value-type="float" office:value="0">
            <text:p>0</text:p>
          </table:table-cell>
          <table:table-cell office:value-type="float" office:value="0.68">
            <text:p>0.68</text:p>
          </table:table-cell>
          <table:table-cell office:value-type="float" office:value="25">
            <text:p>25</text:p>
          </table:table-cell>
          <table:table-cell office:value-type="float" office:value="0.4552">
            <text:p>0.4552</text:p>
          </table:table-cell>
          <table:table-cell office:value-type="float" office:value="1">
            <text:p>1</text:p>
          </table:table-cell>
          <table:table-cell table:formula="of:=[.I4]*[.L4]" office:value-type="float" office:value="0.68">
            <text:p>0.68</text:p>
          </table:table-cell>
          <table:table-cell table:formula="of:=[.L4]*[.K4]" office:value-type="float" office:value="0.4552">
            <text:p>0.455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884-1029-1-ND</text:p>
          </table:table-cell>
          <table:table-cell office:value-type="string">
            <text:p>OmniVision Technologies</text:p>
          </table:table-cell>
          <table:table-cell office:value-type="string">
            <text:p>OVM7690-R20A</text:p>
          </table:table-cell>
          <table:table-cell office:value-type="string">
            <text:p>Camera</text:p>
          </table:table-cell>
          <table:table-cell office:value-type="string">
            <text:p>20-CSP</text:p>
          </table:table-cell>
          <table:table-cell office:value-type="float" office:value="0">
            <text:p>0</text:p>
          </table:table-cell>
          <table:table-cell office:value-type="string">
            <text:p>?</text:p>
          </table:table-cell>
          <table:table-cell office:value-type="float" office:value="7.98">
            <text:p>7.98</text:p>
          </table:table-cell>
          <table:table-cell office:value-type="float" office:value="10">
            <text:p>10</text:p>
          </table:table-cell>
          <table:table-cell office:value-type="float" office:value="6.3">
            <text:p>6.3</text:p>
          </table:table-cell>
          <table:table-cell office:value-type="float" office:value="1">
            <text:p>1</text:p>
          </table:table-cell>
          <table:table-cell table:formula="of:=[.I5]*[.L5]" office:value-type="float" office:value="7.98">
            <text:p>7.98</text:p>
          </table:table-cell>
          <table:table-cell table:formula="of:=[.L5]*[.K5]" office:value-type="float" office:value="6.3">
            <text:p>6.3</text:p>
          </table:table-cell>
          <table:table-cell/>
        </table:table-row>
        <table:table-row table:style-name="ro1">
          <table:table-cell office:value-type="string">
            <text:p>SparkFun</text:p>
          </table:table-cell>
          <table:table-cell office:value-type="string">
            <text:p>SEN-08667</text:p>
          </table:table-cell>
          <table:table-cell office:value-type="string">
            <text:p>Toshiba</text:p>
          </table:table-cell>
          <table:table-cell office:value-type="string">
            <text:p>TCM8230MD</text:p>
          </table:table-cell>
          <table:table-cell office:value-type="string">
            <text:p>Camera</text:p>
          </table:table-cell>
          <table:table-cell office:value-type="string">
            <text:p>20-6x6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.95">
            <text:p>9.95</text:p>
          </table:table-cell>
          <table:table-cell office:value-type="float" office:value="10">
            <text:p>10</text:p>
          </table:table-cell>
          <table:table-cell office:value-type="float" office:value="8.96">
            <text:p>8.96</text:p>
          </table:table-cell>
          <table:table-cell office:value-type="float" office:value="1">
            <text:p>1</text:p>
          </table:table-cell>
          <table:table-cell table:formula="of:=[.I6]*[.L6]" office:value-type="float" office:value="9.95">
            <text:p>9.95</text:p>
          </table:table-cell>
          <table:table-cell table:formula="of:=[.L6]*[.K6]" office:value-type="float" office:value="8.96">
            <text:p>8.96</text:p>
          </table:table-cell>
          <table:table-cell/>
        </table:table-row>
        <table:table-row table:style-name="ro1">
          <table:table-cell office:value-type="string">
            <text:p>Digikey</text:p>
          </table:table-cell>
          <table:table-cell office:value-type="string">
            <text:p>ZXM61N02FCT-ND</text:p>
          </table:table-cell>
          <table:table-cell office:value-type="string">
            <text:p>Diodes Incorporated</text:p>
          </table:table-cell>
          <table:table-cell office:value-type="string">
            <text:p>ZXM61N02FTA</text:p>
          </table:table-cell>
          <table:table-cell office:value-type="string">
            <text:p>N-MOSFET</text:p>
          </table:table-cell>
          <table:table-cell office:value-type="string">
            <text:p>SOT23-3</text:p>
          </table:table-cell>
          <table:table-cell table:number-columns-repeated="2" office:value-type="float" office:value="0">
            <text:p>0</text:p>
          </table:table-cell>
          <table:table-cell office:value-type="float" office:value="0.59">
            <text:p>0.59</text:p>
          </table:table-cell>
          <table:table-cell office:value-type="float" office:value="25">
            <text:p>25</text:p>
          </table:table-cell>
          <table:table-cell office:value-type="float" office:value="0.4332">
            <text:p>0.4332</text:p>
          </table:table-cell>
          <table:table-cell office:value-type="float" office:value="2">
            <text:p>2</text:p>
          </table:table-cell>
          <table:table-cell table:formula="of:=[.I7]*[.L7]" office:value-type="float" office:value="1.18">
            <text:p>1.18</text:p>
          </table:table-cell>
          <table:table-cell table:formula="of:=[.L7]*[.K7]" office:value-type="float" office:value="0.8664">
            <text:p>0.8664</text:p>
          </table:table-cell>
          <table:table-cell/>
        </table:table-row>
        <table:table-row table:style-name="ro1">
          <table:table-cell office:value-type="string">
            <text:p>Digikey</text:p>
          </table:table-cell>
          <table:table-cell office:value-type="string">
            <text:p>445-1731-1-ND</text:p>
          </table:table-cell>
          <table:table-cell office:value-type="string">
            <text:p>TDK Corporation</text:p>
          </table:table-cell>
          <table:table-cell office:value-type="string">
            <text:p>NLV25T-3R3J-PF</text:p>
          </table:table-cell>
          <table:table-cell office:value-type="string">
            <text:p>Filter Inductor</text:p>
          </table:table-cell>
          <table:table-cell office:value-type="string">
            <text:p>L100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27">
            <text:p>0.27</text:p>
          </table:table-cell>
          <table:table-cell office:value-type="float" office:value="10">
            <text:p>10</text:p>
          </table:table-cell>
          <table:table-cell office:value-type="float" office:value="0.243">
            <text:p>0.243</text:p>
          </table:table-cell>
          <table:table-cell office:value-type="float" office:value="2">
            <text:p>2</text:p>
          </table:table-cell>
          <table:table-cell table:formula="of:=[.I8]*[.L8]" office:value-type="float" office:value="0.54">
            <text:p>0.54</text:p>
          </table:table-cell>
          <table:table-cell table:formula="of:=[.L8]*[.K8]" office:value-type="float" office:value="0.486">
            <text:p>0.486</text:p>
          </table:table-cell>
          <table:table-cell/>
        </table:table-row>
        <table:table-row table:style-name="ro3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General Parts" table:style-name="ta1">
        <table:table-column table:style-name="co1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10" table:default-cell-style-name="Default"/>
        <table:table-row table:style-name="ro1">
          <table:table-cell office:value-type="string">
            <text:p>Vendor</text:p>
          </table:table-cell>
          <table:table-cell office:value-type="string">
            <text:p>Vendor PN</text:p>
          </table:table-cell>
          <table:table-cell office:value-type="string">
            <text:p>Mfg</text:p>
          </table:table-cell>
          <table:table-cell office:value-type="string">
            <text:p>Mfg PN</text:p>
          </table:table-cell>
          <table:table-cell office:value-type="string">
            <text:p>Description</text:p>
          </table:table-cell>
          <table:table-cell office:value-type="string">
            <text:p>Package</text:p>
          </table:table-cell>
          <table:table-cell office:value-type="string">
            <text:p>Rail Current (mA)</text:p>
          </table:table-cell>
          <table:table-cell office:value-type="string">
            <text:p>Logic Current (mA)</text:p>
          </table:table-cell>
          <table:table-cell office:value-type="string">
            <text:p>Unit Cost</text:p>
          </table:table-cell>
          <table:table-cell office:value-type="string">
            <text:p>Break Qty</text:p>
          </table:table-cell>
          <table:table-cell office:value-type="string">
            <text:p>Break Cost</text:p>
          </table:table-cell>
          <table:table-cell office:value-type="string">
            <text:p>Board Qty</text:p>
          </table:table-cell>
          <table:table-cell office:value-type="string">
            <text:p>Board Cost</text:p>
          </table:table-cell>
          <table:table-cell office:value-type="string">
            <text:p>Ext. Cost</text:p>
          </table:table-cell>
          <table:table-cell office:value-type="string">
            <text:p>Bare Qty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A105279-ND</text:p>
          </table:table-cell>
          <table:table-cell table:number-columns-repeated="2"/>
          <table:table-cell office:value-type="string">
            <text:p>1x40 Headers 0.1”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2.2">
            <text:p>2.2</text:p>
          </table:table-cell>
          <table:table-cell table:number-columns-repeated="4"/>
        </table:table-row>
        <table:table-row table:style-name="ro1">
          <table:table-cell office:value-type="string">
            <text:p>Digikey</text:p>
          </table:table-cell>
          <table:table-cell office:value-type="string">
            <text:p>A34274-40-ND</text:p>
          </table:table-cell>
          <table:table-cell table:number-columns-repeated="2"/>
          <table:table-cell office:value-type="string">
            <text:p>RA 2x40 Male Headers 0.1”</text:p>
          </table:table-cell>
          <table:table-cell table:number-columns-repeated="4"/>
          <table:table-cell office:value-type="float" office:value="25">
            <text:p>25</text:p>
          </table:table-cell>
          <table:table-cell office:value-type="float" office:value="3.521">
            <text:p>3.521</text:p>
          </table:table-cell>
          <table:table-cell table:number-columns-repeated="4"/>
        </table:table-row>
        <table:table-row table:style-name="ro1">
          <table:table-cell office:value-type="string">
            <text:p>Digikey</text:p>
          </table:table-cell>
          <table:table-cell office:value-type="string">
            <text:p>FRDM-KL02Z-ND</text:p>
          </table:table-cell>
          <table:table-cell table:number-columns-repeated="2"/>
          <table:table-cell office:value-type="string">
            <text:p>Kinetis Dev Board</text:p>
          </table:table-cell>
          <table:table-cell table:number-columns-repeated="10"/>
        </table:table-row>
        <table:table-row table:style-name="ro1">
          <table:table-cell office:value-type="string">
            <text:p>Digikey</text:p>
          </table:table-cell>
          <table:table-cell office:value-type="string">
            <text:p>1490-1008-ND</text:p>
          </table:table-cell>
          <table:table-cell table:number-columns-repeated="2"/>
          <table:table-cell office:value-type="string">
            <text:p>BLE Dev Board</text:p>
          </table:table-cell>
          <table:table-cell table:number-columns-repeated="10"/>
        </table:table-row>
        <table:table-row table:style-name="ro1">
          <table:table-cell office:value-type="string">
            <text:p>Digikey</text:p>
          </table:table-cell>
          <table:table-cell office:value-type="string">
            <text:p>609-1057-ND</text:p>
          </table:table-cell>
          <table:table-cell table:number-columns-repeated="2"/>
          <table:table-cell office:value-type="string">
            <text:p>RJ-11 Jack</text:p>
          </table:table-cell>
          <table:table-cell table:number-columns-repeated="6"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Digikey</text:p>
          </table:table-cell>
          <table:table-cell office:value-type="string">
            <text:p>455-1657-ND</text:p>
          </table:table-cell>
          <table:table-cell table:number-columns-repeated="2"/>
          <table:table-cell office:value-type="string">
            <text:p>RJ-11 Jack</text:p>
          </table:table-cell>
          <table:table-cell table:number-columns-repeated="6"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Digikey</text:p>
          </table:table-cell>
          <table:table-cell office:value-type="string">
            <text:p>455-1704-ND</text:p>
          </table:table-cell>
          <table:table-cell table:number-columns-repeated="2"/>
          <table:table-cell office:value-type="string">
            <text:p>RJ-11 Jack</text:p>
          </table:table-cell>
          <table:table-cell table:number-columns-repeated="6"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Digikey</text:p>
          </table:table-cell>
          <table:table-cell office:value-type="string">
            <text:p>445-8023-1-ND</text:p>
          </table:table-cell>
          <table:table-cell table:number-columns-repeated="2"/>
          <table:table-cell office:value-type="string">
            <text:p>4.7uF 10V 0402 Cap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0.35">
            <text:p>0.35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igikey</text:p>
          </table:table-cell>
          <table:table-cell office:value-type="string">
            <text:p>541-5.10KLCT-ND</text:p>
          </table:table-cell>
          <table:table-cell table:number-columns-repeated="2"/>
          <table:table-cell office:value-type="string">
            <text:p>5k1 1% 0402 Res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float" office:value="0.0444">
            <text:p>0.044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igikey</text:p>
          </table:table-cell>
          <table:table-cell office:value-type="string">
            <text:p>RMCF0402FT2K00CT-ND</text:p>
          </table:table-cell>
          <table:table-cell table:number-columns-repeated="2"/>
          <table:table-cell office:value-type="string">
            <text:p>2k0 1% 0402 Res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float" office:value="0.0138">
            <text:p>0.0138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igikey</text:p>
          </table:table-cell>
          <table:table-cell office:value-type="string">
            <text:p>541-20.0KLCT-ND</text:p>
          </table:table-cell>
          <table:table-cell table:number-columns-repeated="2"/>
          <table:table-cell office:value-type="string">
            <text:p>20k0 1% 0402 Res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float" office:value="0.0444">
            <text:p>0.044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igikey</text:p>
          </table:table-cell>
          <table:table-cell office:value-type="string">
            <text:p>RMCF0402FT18K0CT-ND</text:p>
          </table:table-cell>
          <table:table-cell table:number-columns-repeated="2"/>
          <table:table-cell office:value-type="string">
            <text:p>18k0 1% 0402 Res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float" office:value="0.0138">
            <text:p>0.0138</text:p>
          </table:table-cell>
          <table:table-cell office:value-type="float" office:value="2">
            <text:p>2</text:p>
          </table:table-cell>
          <table:table-cell table:number-columns-repeated="3"/>
        </table:table-row>
      </table:table>
      <table:table table:name="uC Resources" table:style-name="ta1">
        <table:table-column table:style-name="co23" table:default-cell-style-name="ce2"/>
        <table:table-column table:style-name="co24" table:default-cell-style-name="ce4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style-name="ce1" office:value-type="string">
            <text:p>Signal</text:p>
          </table:table-cell>
          <table:table-cell table:style-name="ce3" office:value-type="string">
            <text:p>Pin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Arduino</text:p>
          </table:table-cell>
          <table:table-cell table:style-name="ce10" office:value-type="string">
            <text:p>ADC</text:p>
          </table:table-cell>
          <table:table-cell table:style-name="ce5" office:value-type="string">
            <text:p>PWM</text:p>
          </table:table-cell>
          <table:table-cell table:style-name="ce5" office:value-type="string">
            <text:p>I2C</text:p>
          </table:table-cell>
          <table:table-cell table:style-name="ce5" office:value-type="string">
            <text:p>SPI</text:p>
          </table:table-cell>
          <table:table-cell table:style-name="ce5" office:value-type="string">
            <text:p>UART</text:p>
          </table:table-cell>
          <table:table-cell table:style-name="ce5" office:value-type="string">
            <text:p>SWD</text:p>
          </table:table-cell>
        </table:table-row>
        <table:table-row table:style-name="ro2">
          <table:table-cell office:value-type="string">
            <text:p>MOTOR_B_IN1</text:p>
          </table:table-cell>
          <table:table-cell office:value-type="float" office:value="1">
            <text:p>1</text:p>
          </table:table-cell>
          <table:table-cell office:value-type="string">
            <text:p>PTB6</text:p>
          </table:table-cell>
          <table:table-cell office:value-type="string">
            <text:p>D6</text:p>
          </table:table-cell>
          <table:table-cell table:style-name="ce11"/>
          <table:table-cell table:style-name="ce6" office:value-type="string">
            <text:p>0-3</text:p>
          </table:table-cell>
          <table:table-cell table:number-columns-repeated="4"/>
        </table:table-row>
        <table:table-row table:style-name="ro2">
          <table:table-cell office:value-type="string">
            <text:p>MOTOR_B_IN2</text:p>
          </table:table-cell>
          <table:table-cell office:value-type="float" office:value="2">
            <text:p>2</text:p>
          </table:table-cell>
          <table:table-cell office:value-type="string">
            <text:p>PTB7</text:p>
          </table:table-cell>
          <table:table-cell office:value-type="string">
            <text:p>D7/D5</text:p>
          </table:table-cell>
          <table:table-cell table:style-name="ce11"/>
          <table:table-cell table:style-name="ce6" office:value-type="string">
            <text:p>0-2</text:p>
          </table:table-cell>
          <table:table-cell table:number-columns-repeated="4"/>
        </table:table-row>
        <table:table-row table:style-name="ro2">
          <table:table-cell office:value-type="string">
            <text:p>V_3.0</text:p>
          </table:table-cell>
          <table:table-cell office:value-type="float" office:value="3">
            <text:p>3</text:p>
          </table:table-cell>
          <table:table-cell table:style-name="ce6" office:value-type="string">
            <text:p>VDD</text:p>
          </table:table-cell>
          <table:table-cell office:value-type="string">
            <text:p>AREF</text:p>
          </table:table-cell>
          <table:table-cell table:style-name="ce11"/>
          <table:table-cell table:number-columns-repeated="5"/>
        </table:table-row>
        <table:table-row table:style-name="ro2">
          <table:table-cell office:value-type="string">
            <text:p>GND</text:p>
          </table:table-cell>
          <table:table-cell office:value-type="float" office:value="4">
            <text:p>4</text:p>
          </table:table-cell>
          <table:table-cell table:style-name="ce6" office:value-type="string">
            <text:p>VSS</text:p>
          </table:table-cell>
          <table:table-cell table:style-name="ce8" office:value-type="string">
            <text:p>GND</text:p>
          </table:table-cell>
          <table:table-cell table:style-name="ce11"/>
          <table:table-cell table:number-columns-repeated="5"/>
        </table:table-row>
        <table:table-row table:style-name="ro2">
          <table:table-cell office:value-type="string">
            <text:p>CHARGE_STATUS</text:p>
          </table:table-cell>
          <table:table-cell office:value-type="float" office:value="5">
            <text:p>5</text:p>
          </table:table-cell>
          <table:table-cell table:style-name="ce6" office:value-type="string">
            <text:p>PTA3(PTA1)</text:p>
          </table:table-cell>
          <table:table-cell table:style-name="ce8" office:value-type="string">
            <text:p>D2</text:p>
          </table:table-cell>
          <table:table-cell table:style-name="ce11"/>
          <table:table-cell/>
          <table:table-cell table:style-name="ce8" office:value-type="string">
            <text:p>0-SCL/SDA</text:p>
          </table:table-cell>
          <table:table-cell table:number-columns-repeated="3"/>
        </table:table-row>
        <table:table-row table:style-name="ro2">
          <table:table-cell table:style-name="ce1" office:value-type="string">
            <text:p>CHARGE_ENABLE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PTA4(PTA10)</text:p>
          </table:table-cell>
          <table:table-cell table:style-name="ce9" office:value-type="string">
            <text:p>D4</text:p>
          </table:table-cell>
          <table:table-cell table:style-name="ce10"/>
          <table:table-cell table:style-name="ce5"/>
          <table:table-cell table:style-name="ce9" office:value-type="string">
            <text:p>0-SDA/SCL</text:p>
          </table:table-cell>
          <table:table-cell table:style-name="ce5" table:number-columns-repeated="3"/>
        </table:table-row>
        <table:table-row table:style-name="ro2">
          <table:table-cell office:value-type="string">
            <text:p>SPI_SS</text:p>
          </table:table-cell>
          <table:table-cell office:value-type="float" office:value="7">
            <text:p>7</text:p>
          </table:table-cell>
          <table:table-cell office:value-type="string">
            <text:p>PTA5</text:p>
          </table:table-cell>
          <table:table-cell office:value-type="string">
            <text:p>D10</text:p>
          </table:table-cell>
          <table:table-cell table:style-name="ce11"/>
          <table:table-cell office:value-type="string">
            <text:p>0-5</text:p>
          </table:table-cell>
          <table:table-cell/>
          <table:table-cell table:style-name="ce6" office:value-type="string">
            <text:p>0-SS</text:p>
          </table:table-cell>
          <table:table-cell table:number-columns-repeated="2"/>
        </table:table-row>
        <table:table-row table:style-name="ro2">
          <table:table-cell office:value-type="string">
            <text:p>SPI_MISO</text:p>
          </table:table-cell>
          <table:table-cell office:value-type="float" office:value="8">
            <text:p>8</text:p>
          </table:table-cell>
          <table:table-cell office:value-type="string">
            <text:p>PTA6</text:p>
          </table:table-cell>
          <table:table-cell office:value-type="string">
            <text:p>D12</text:p>
          </table:table-cell>
          <table:table-cell table:style-name="ce11"/>
          <table:table-cell office:value-type="string">
            <text:p>0-4</text:p>
          </table:table-cell>
          <table:table-cell/>
          <table:table-cell table:style-name="ce6" office:value-type="string">
            <text:p>0-MISO</text:p>
          </table:table-cell>
          <table:table-cell table:number-columns-repeated="2"/>
        </table:table-row>
        <table:table-row table:style-name="ro2">
          <table:table-cell office:value-type="string">
            <text:p>MOTOR_A_IN1</text:p>
          </table:table-cell>
          <table:table-cell office:value-type="float" office:value="9">
            <text:p>9</text:p>
          </table:table-cell>
          <table:table-cell office:value-type="string">
            <text:p>PTB10</text:p>
          </table:table-cell>
          <table:table-cell office:value-type="string">
            <text:p>D8/D3</text:p>
          </table:table-cell>
          <table:table-cell table:style-name="ce12" office:value-type="string">
            <text:p>0-9</text:p>
          </table:table-cell>
          <table:table-cell table:style-name="ce6" office:value-type="string">
            <text:p>0-1</text:p>
          </table:table-cell>
          <table:table-cell table:number-columns-repeated="4"/>
        </table:table-row>
        <table:table-row table:style-name="ro2">
          <table:table-cell office:value-type="string">
            <text:p>MOTOR_A_IN2</text:p>
          </table:table-cell>
          <table:table-cell office:value-type="float" office:value="10">
            <text:p>10</text:p>
          </table:table-cell>
          <table:table-cell office:value-type="string">
            <text:p>PTB11</text:p>
          </table:table-cell>
          <table:table-cell office:value-type="string">
            <text:p>D9</text:p>
          </table:table-cell>
          <table:table-cell table:style-name="ce12" office:value-type="string">
            <text:p>0-8</text:p>
          </table:table-cell>
          <table:table-cell table:style-name="ce6" office:value-type="string">
            <text:p>0-0</text:p>
          </table:table-cell>
          <table:table-cell table:number-columns-repeated="4"/>
        </table:table-row>
        <table:table-row table:style-name="ro2">
          <table:table-cell office:value-type="string">
            <text:p>SPI_MOSI</text:p>
          </table:table-cell>
          <table:table-cell office:value-type="float" office:value="11">
            <text:p>11</text:p>
          </table:table-cell>
          <table:table-cell office:value-type="string">
            <text:p>PTA7</text:p>
          </table:table-cell>
          <table:table-cell office:value-type="string">
            <text:p>D11</text:p>
          </table:table-cell>
          <table:table-cell table:style-name="ce11" office:value-type="string">
            <text:p>0-7</text:p>
          </table:table-cell>
          <table:table-cell table:number-columns-repeated="2"/>
          <table:table-cell table:style-name="ce6" office:value-type="string">
            <text:p>0-MISO/MOSI</text:p>
          </table:table-cell>
          <table:table-cell table:number-columns-repeated="2"/>
        </table:table-row>
        <table:table-row table:style-name="ro2">
          <table:table-cell table:style-name="ce1" office:value-type="string">
            <text:p>SPI_SCK</text:p>
          </table:table-cell>
          <table:table-cell table:style-name="ce3" office:value-type="float" office:value="12">
            <text:p>12</text:p>
          </table:table-cell>
          <table:table-cell table:style-name="ce5" office:value-type="string">
            <text:p>PTB0</text:p>
          </table:table-cell>
          <table:table-cell table:style-name="ce5" office:value-type="string">
            <text:p>D13</text:p>
          </table:table-cell>
          <table:table-cell table:style-name="ce10" office:value-type="string">
            <text:p>0-6</text:p>
          </table:table-cell>
          <table:table-cell table:style-name="ce5" table:number-columns-repeated="2"/>
          <table:table-cell table:style-name="ce7" office:value-type="string">
            <text:p>0-SCK</text:p>
          </table:table-cell>
          <table:table-cell table:style-name="ce5" table:number-columns-repeated="2"/>
        </table:table-row>
        <table:table-row table:style-name="ro2">
          <table:table-cell office:value-type="string">
            <text:p>MOTOR_A_BEMF</text:p>
          </table:table-cell>
          <table:table-cell office:value-type="float" office:value="13">
            <text:p>13</text:p>
          </table:table-cell>
          <table:table-cell office:value-type="string">
            <text:p>PTB1/PTA8</text:p>
          </table:table-cell>
          <table:table-cell office:value-type="string">
            <text:p>D1-TX/A2</text:p>
          </table:table-cell>
          <table:table-cell table:style-name="ce13" office:value-type="string">
            <text:p>0-5</text:p>
          </table:table-cell>
          <table:table-cell table:number-columns-repeated="3"/>
          <table:table-cell office:value-type="string">
            <text:p>0-TX/RX</text:p>
          </table:table-cell>
          <table:table-cell/>
        </table:table-row>
        <table:table-row table:style-name="ro2">
          <table:table-cell office:value-type="string">
            <text:p>MOTOR_B_BEMF</text:p>
          </table:table-cell>
          <table:table-cell office:value-type="float" office:value="14">
            <text:p>14</text:p>
          </table:table-cell>
          <table:table-cell office:value-type="string">
            <text:p>PTB2/PTA9</text:p>
          </table:table-cell>
          <table:table-cell office:value-type="string">
            <text:p>D0-RX/A4</text:p>
          </table:table-cell>
          <table:table-cell table:style-name="ce13" office:value-type="string">
            <text:p>0-4</text:p>
          </table:table-cell>
          <table:table-cell table:number-columns-repeated="3"/>
          <table:table-cell office:value-type="string">
            <text:p>0-RX/TX</text:p>
          </table:table-cell>
          <table:table-cell/>
        </table:table-row>
        <table:table-row table:style-name="ro2">
          <table:table-cell office:value-type="string">
            <text:p>MOTOR_A_CURR</text:p>
          </table:table-cell>
          <table:table-cell office:value-type="float" office:value="15">
            <text:p>15</text:p>
          </table:table-cell>
          <table:table-cell office:value-type="string">
            <text:p>PTA8</text:p>
          </table:table-cell>
          <table:table-cell office:value-type="string">
            <text:p>A2</text:p>
          </table:table-cell>
          <table:table-cell table:style-name="ce13" office:value-type="string">
            <text:p>0-3</text:p>
          </table:table-cell>
          <table:table-cell table:number-columns-repeated="5"/>
        </table:table-row>
        <table:table-row table:style-name="ro2">
          <table:table-cell office:value-type="string">
            <text:p>MOTOR_B_CURR</text:p>
          </table:table-cell>
          <table:table-cell office:value-type="float" office:value="16">
            <text:p>16</text:p>
          </table:table-cell>
          <table:table-cell office:value-type="string">
            <text:p>PTA9</text:p>
          </table:table-cell>
          <table:table-cell office:value-type="string">
            <text:p>A4</text:p>
          </table:table-cell>
          <table:table-cell table:style-name="ce13" office:value-type="string">
            <text:p>0-2</text:p>
          </table:table-cell>
          <table:table-cell table:number-columns-repeated="5"/>
        </table:table-row>
        <table:table-row table:style-name="ro2">
          <table:table-cell office:value-type="string">
            <text:p>I2C_SCL</text:p>
          </table:table-cell>
          <table:table-cell office:value-type="float" office:value="17">
            <text:p>17</text:p>
          </table:table-cell>
          <table:table-cell table:style-name="ce8" office:value-type="string">
            <text:p>PTB3</text:p>
          </table:table-cell>
          <table:table-cell table:style-name="ce8" office:value-type="string">
            <text:p>I2C_SCL</text:p>
          </table:table-cell>
          <table:table-cell table:style-name="ce11"/>
          <table:table-cell/>
          <table:table-cell table:style-name="ce6" office:value-type="string">
            <text:p>0-SCL</text:p>
          </table:table-cell>
          <table:table-cell/>
          <table:table-cell office:value-type="string">
            <text:p>0-TX</text:p>
          </table:table-cell>
          <table:table-cell/>
        </table:table-row>
        <table:table-row table:style-name="ro2">
          <table:table-cell table:style-name="ce1" office:value-type="string">
            <text:p>I2C_SDA</text:p>
          </table:table-cell>
          <table:table-cell table:style-name="ce3" office:value-type="float" office:value="18">
            <text:p>18</text:p>
          </table:table-cell>
          <table:table-cell table:style-name="ce9" office:value-type="string">
            <text:p>PTB4</text:p>
          </table:table-cell>
          <table:table-cell table:style-name="ce9" office:value-type="string">
            <text:p>I2C_SDA</text:p>
          </table:table-cell>
          <table:table-cell table:style-name="ce10"/>
          <table:table-cell table:style-name="ce5"/>
          <table:table-cell table:style-name="ce7" office:value-type="string">
            <text:p>0-SCA</text:p>
          </table:table-cell>
          <table:table-cell table:style-name="ce5"/>
          <table:table-cell table:style-name="ce5" office:value-type="string">
            <text:p>0-RX</text:p>
          </table:table-cell>
          <table:table-cell table:style-name="ce5" office:value-type="string">
            <text:p>NMI</text:p>
          </table:table-cell>
        </table:table-row>
        <table:table-row table:style-name="ro2">
          <table:table-cell office:value-type="string">
            <text:p>SENSE_V_BATT</text:p>
          </table:table-cell>
          <table:table-cell office:value-type="float" office:value="19">
            <text:p>19</text:p>
          </table:table-cell>
          <table:table-cell office:value-type="string">
            <text:p>PTB5/PTB8</text:p>
          </table:table-cell>
          <table:table-cell office:value-type="string">
            <text:p>D3/A0</text:p>
          </table:table-cell>
          <table:table-cell table:style-name="ce13" office:value-type="string">
            <text:p>0-1</text:p>
          </table:table-cell>
          <table:table-cell table:style-name="ce14" office:value-type="string">
            <text:p>1-1</text:p>
          </table:table-cell>
          <table:table-cell table:number-columns-repeated="4"/>
        </table:table-row>
        <table:table-row table:style-name="ro2">
          <table:table-cell office:value-type="string">
            <text:p>SENSE_I_BATT</text:p>
          </table:table-cell>
          <table:table-cell office:value-type="float" office:value="20">
            <text:p>20</text:p>
          </table:table-cell>
          <table:table-cell office:value-type="string">
            <text:p>PTA12/PTB9</text:p>
          </table:table-cell>
          <table:table-cell office:value-type="string">
            <text:p>D5/A1</text:p>
          </table:table-cell>
          <table:table-cell table:style-name="ce13" office:value-type="string">
            <text:p>0-0</text:p>
          </table:table-cell>
          <table:table-cell office:value-type="string">
            <text:p>1-0</text:p>
          </table:table-cell>
          <table:table-cell table:number-columns-repeated="4"/>
        </table:table-row>
        <table:table-row table:style-name="ro2">
          <table:table-cell office:value-type="string">
            <text:p>SENSE_V_BUS</text:p>
          </table:table-cell>
          <table:table-cell office:value-type="float" office:value="21">
            <text:p>21</text:p>
          </table:table-cell>
          <table:table-cell office:value-type="string">
            <text:p>PTB13</text:p>
          </table:table-cell>
          <table:table-cell office:value-type="string">
            <text:p>A5</text:p>
          </table:table-cell>
          <table:table-cell table:style-name="ce13" office:value-type="string">
            <text:p>0-13</text:p>
          </table:table-cell>
          <table:table-cell table:style-name="ce14" office:value-type="string">
            <text:p>1-1</text:p>
          </table:table-cell>
          <table:table-cell table:number-columns-repeated="4"/>
        </table:table-row>
        <table:table-row table:style-name="ro2">
          <table:table-cell office:value-type="string">
            <text:p>SWD_CLK</text:p>
          </table:table-cell>
          <table:table-cell office:value-type="float" office:value="22">
            <text:p>22</text:p>
          </table:table-cell>
          <table:table-cell office:value-type="string">
            <text:p>PTA0</text:p>
          </table:table-cell>
          <table:table-cell office:value-type="string">
            <text:p>A3</text:p>
          </table:table-cell>
          <table:table-cell table:style-name="ce11" office:value-type="string">
            <text:p>0-12</text:p>
          </table:table-cell>
          <table:table-cell office:value-type="string">
            <text:p>1-0</text:p>
          </table:table-cell>
          <table:table-cell table:number-columns-repeated="3"/>
          <table:table-cell table:style-name="ce6" office:value-type="string">
            <text:p>CLK</text:p>
          </table:table-cell>
        </table:table-row>
        <table:table-row table:style-name="ro2">
          <table:table-cell office:value-type="string">
            <text:p>RESET</text:p>
          </table:table-cell>
          <table:table-cell office:value-type="float" office:value="23">
            <text:p>23</text:p>
          </table:table-cell>
          <table:table-cell office:value-type="string">
            <text:p>PTA1</text:p>
          </table:table-cell>
          <table:table-cell office:value-type="string">
            <text:p>RESET</text:p>
          </table:table-cell>
          <table:table-cell table:style-name="ce11"/>
          <table:table-cell table:number-columns-repeated="4"/>
          <table:table-cell table:style-name="ce6" office:value-type="string">
            <text:p>RESET</text:p>
          </table:table-cell>
        </table:table-row>
        <table:table-row table:style-name="ro2">
          <table:table-cell table:style-name="ce1" office:value-type="string">
            <text:p>SWD_DIO/STATUS</text:p>
          </table:table-cell>
          <table:table-cell table:style-name="ce3" office:value-type="float" office:value="24">
            <text:p>24</text:p>
          </table:table-cell>
          <table:table-cell table:style-name="ce5" office:value-type="string">
            <text:p>PTA2(PTB8)/PTB2</text:p>
          </table:table-cell>
          <table:table-cell table:style-name="ce5" office:value-type="string">
            <text:p>A0/D0-RX</text:p>
          </table:table-cell>
          <table:table-cell table:style-name="ce10"/>
          <table:table-cell table:style-name="ce5" table:number-columns-repeated="4"/>
          <table:table-cell table:style-name="ce7" office:value-type="string">
            <text:p>DIO</text:p>
          </table:table-cell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style-name="Default"/>
          <table:table-cell/>
          <table:table-cell office:value-type="string">
            <text:p>Unavailable(Alternate)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>
            <text:p>Available/Arduino</text:p>
          </table:table-cell>
          <table:table-cell table:number-columns-repeated="7"/>
        </table:table-row>
        <table:table-row table:style-name="ro2" table:number-rows-repeated="1048545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stin Buchan</meta:initial-creator>
    <meta:creation-date>2014-02-06T11:53:33</meta:creation-date>
    <dc:date>2014-02-21T20:07:08</dc:date>
    <dc:creator>Austin Buchan</dc:creator>
    <meta:editing-duration>PT4H56M10S</meta:editing-duration>
    <meta:editing-cycles>15</meta:editing-cycles>
    <meta:generator>LibreOffice/3.5$Linux_X86_64 LibreOffice_project/350m1$Build-2</meta:generator>
    <meta:document-statistic meta:table-count="4" meta:cell-count="508" meta:object-count="0"/>
  </office:meta>
</office:document-meta>
</file>